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237cm" style:use-optimal-column-width="false"/>
    </style:style>
    <style:style style:name="co2" style:family="table-column">
      <style:table-column-properties style:column-width="8.585cm" style:use-optimal-column-width="false"/>
    </style:style>
    <style:style style:name="co3" style:family="table-column">
      <style:table-column-properties style:column-width="6.328cm" style:use-optimal-column-width="false"/>
    </style:style>
    <style:style style:name="ro1" style:family="table-row">
      <style:table-row-properties style:row-height="3.198cm"/>
    </style:style>
    <style:style style:name="ro2" style:family="table-row">
      <style:table-row-properties style:row-height="2.823cm"/>
    </style:style>
    <style:style style:name="ro3" style:family="table-row">
      <style:table-row-properties style:row-height="2.339cm"/>
    </style:style>
    <style:style style:name="ro4" style:family="table-row">
      <style:table-row-properties style:row-height="3.364cm"/>
    </style:style>
    <style:style style:name="ro5" style:family="table-row">
      <style:table-row-properties style:row-height="4.468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149cm" svg:height="16.191cm" svg:x="1.35cm" svg:y="2.4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Basis of distinction</text:p>
              </table:table-cell>
              <table:table-cell>
                <text:p>Book-Keeping</text:p>
              </table:table-cell>
              <table:table-cell>
                <text:p>Accounting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Recording and maintaning business transactions</text:p>
              </table:table-cell>
              <table:table-cell>
                <text:p>Analysing and interpreting</text:p>
              </table:table-cell>
            </table:table-row>
            <table:table-row table:style-name="ro3" table:default-cell-style-name="ce1">
              <table:table-cell>
                <text:p>Nature</text:p>
              </table:table-cell>
              <table:table-cell>
                <text:p>clerical</text:p>
              </table:table-cell>
              <table:table-cell>
                <text:p>analytical</text:p>
              </table:table-cell>
            </table:table-row>
            <table:table-row table:style-name="ro4" table:default-cell-style-name="ce1">
              <table:table-cell>
                <text:p>Objective</text:p>
              </table:table-cell>
              <table:table-cell>
                <text:p>Permanent &amp; systematic maintainence of transactions</text:p>
              </table:table-cell>
              <table:table-cell>
                <text:p>Find out net profit or loss and know financial position </text:p>
              </table:table-cell>
            </table:table-row>
            <table:table-row table:style-name="ro5" table:default-cell-style-name="ce1">
              <table:table-cell>
                <text:p>Responsibility</text:p>
              </table:table-cell>
              <table:table-cell>
                <text:p>To maintain records</text:p>
              </table:table-cell>
              <table:table-cell>
                <text:p>To supervise the work of book keeper along with analysing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dhi Sharma</meta:initial-creator>
    <meta:creation-date>2014-07-06T19:16:53.530047413</meta:creation-date>
    <dc:date>2014-07-06T19:35:14.655212746</dc:date>
    <dc:creator>Nidhi Sharma</dc:creator>
    <meta:editing-duration>PT14M30S</meta:editing-duration>
    <meta:editing-cycles>4</meta:editing-cycles>
    <meta:generator>LibreOffice/4.2.5.2$Linux_x86 LibreOffice_project/420$Build-2</meta:generator>
    <meta:document-statistic meta:object-count="1"/>
  </office:meta>
</office:document-meta>
</file>